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paragraph-rsid="0006c23a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paragraph-rsid="0008455f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paragraph-rsid="00085708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paragraph-rsid="0008d847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P8" style:family="paragraph" style:parent-style-name="Standard">
      <style:text-properties style:font-name="Liberation Serif" fo:font-size="12pt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T1" style:family="text">
      <style:text-properties officeooo:rsid="0008d847"/>
    </style:style>
    <style:style style:name="T2" style:family="text">
      <style:text-properties officeooo:rsid="000d92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) Faça uma programa em Python que lê a idade de uma pessoa e classifica essa pessoa em função de sua idade. Por exemplo: João Henrique é idoso.</text:p>
      <text:p text:style-name="P3"/>
      <text:p text:style-name="P3">print ("Descubra sua classificação cronológica")</text:p>
      <text:p text:style-name="P3"/>
      <text:p text:style-name="P3">idade = int(input("Digite sua idade: "))</text:p>
      <text:p text:style-name="P3"/>
      <text:p text:style-name="P3">if (idade &lt;= 12):</text:p>
      <text:p text:style-name="P3"><text:s text:c="4"/>print("Classificação: Criança")</text:p>
      <text:p text:style-name="P3">elif (idade &gt;12 and idade &lt;= 18):</text:p>
      <text:p text:style-name="P3"><text:s text:c="4"/>print("Classificação: Adolescente")</text:p>
      <text:p text:style-name="P3">elif (idade &gt;18 and idade &lt;= 60):</text:p>
      <text:p text:style-name="P3"><text:s text:c="4"/>print("Classificação: Adulto")</text:p>
      <text:p text:style-name="P3">else:</text:p>
      <text:p text:style-name="P3"><text:s text:c="4"/>print("Classificação: Idoso")<text:line-break/><text:line-break/>2) Faça um programa em Python que converte de Km para Mêtros e para Milhas.</text:p>
      <text:p text:style-name="P3"/>
      <text:p text:style-name="P4">print ("Conversão de km para metros e milhas")</text:p>
      <text:p text:style-name="P4"/>
      <text:p text:style-name="P4">tamkm = float(input("Digite o tamanho em quilômetros: "))</text:p>
      <text:p text:style-name="P4">opmetros = tamkm/1000</text:p>
      <text:p text:style-name="P4">opmilhas = tamkm*0.621371</text:p>
      <text:p text:style-name="P4"/>
      <text:p text:style-name="P4">print("O tamanho é %.4f metros" %opmetros)</text:p>
      <text:p text:style-name="P4">print("O tamanho é %.4f milhas" %opmilhas)<text:line-break/><text:line-break/>3) Faça um programa em Python que lê um valor inteiro e diz se o mesmo é maior que zero, igual a zero ou menor que zero.<text:line-break/></text:p>
      <text:p text:style-name="P4">print ("Classificação do número digitado")</text:p>
      <text:p text:style-name="P4"/>
      <text:p text:style-name="P4">n = int(input("Entre com um número para classificação: "))</text:p>
      <text:p text:style-name="P4"/>
      <text:p text:style-name="P4">if (n &lt; 0):</text:p>
      <text:p text:style-name="P4"><text:s text:c="4"/>print("O número digitado é menor do que zero")</text:p>
      <text:p text:style-name="P4">elif (n == 0):</text:p>
      <text:p text:style-name="P4"><text:s text:c="4"/>print("O número digitado é igual a zero")</text:p>
      <text:p text:style-name="P4">else:</text:p>
      <text:p text:style-name="P4"><text:s text:c="4"/>print("O número digitado é maior do que zero")</text:p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4) Faça uma pesquisa sobre String com Python e desenvolva uma programa que utiliza pelo menos</text:p>
      <text:p text:style-name="P5"><text:s/>5 métodos dessa classe. Incluir comentários no código explicando o que faz cada método.</text:p>
      <text:p text:style-name="P5"/>
      <text:p text:style-name="P5">'<text:span text:style-name="T1">F</text:span>uncionalidades da classe string - str'</text:p>
      <text:p text:style-name="P5"/>
      <text:p text:style-name="P5">'1. A função len mostra a quantidade de caracteres digitados atribuidos'</text:p>
      <text:p text:style-name="P5">'a alguma variável'</text:p>
      <text:p text:style-name="P5"/>
      <text:p text:style-name="P5">teste = 'Essa é a quantidade de caracteres'</text:p>
      <text:p text:style-name="P5">print(len(teste))</text:p>
      <text:p text:style-name="P5"/>
      <text:p text:style-name="P5">'2. Podemos, também, utilizar a opção: replace, que substitui um caracter ou'</text:p>
      <text:p text:style-name="P5">'uma sequência de caracteres'</text:p>
      <text:p text:style-name="P5"/>
      <text:p text:style-name="P5">teste = teste.replace('Essa', 'Esta')</text:p>
      <text:p text:style-name="P5">print(teste)</text:p>
      <text:p text:style-name="P5"/>
      <text:p text:style-name="P5">'3. Esta outra funcionalidade é que podemos encontrar e mostrar a posição de um'</text:p>
      <text:p text:style-name="P5">'caracter ou uma sequência de caracteres na string'</text:p>
      <text:p text:style-name="P5"/>
      <text:p text:style-name="P5">print(teste[7])</text:p>
      <text:p text:style-name="P5"/>
      <text:p text:style-name="P5">print(teste[2:12])</text:p>
      <text:p text:style-name="P5"/>
      <text:p text:style-name="P5">'4. A função split() divide um texto todas as vezes que a String passada'</text:p>
      <text:p text:style-name="P5">'como argumento for localizada'</text:p>
      <text:p text:style-name="P5"/>
      <text:p text:style-name="P5">print(teste.split(' '))</text:p>
      <text:p text:style-name="P5"/>
      <text:p text:style-name="P5">'5. Podemos encontrar a posição de determinado caracter com a função find'</text:p>
      <text:p text:style-name="P5">'e até mesmo contar a quantidade de vezes que determinado carcter aparece'</text:p>
      <text:p text:style-name="P5">'na frase'</text:p>
      <text:p text:style-name="P5"/>
      <text:p text:style-name="P5">print(teste.find('a'))</text:p>
      <text:p text:style-name="P5"/>
      <text:p text:style-name="P5">print(teste.count('e'))</text:p>
      <text:p text:style-name="P5"/>
      <text:p text:style-name="P5"/>
      <text:p text:style-name="P5"/>
      <text:p text:style-name="P5"/>
      <text:p text:style-name="P6"/>
      <text:p text:style-name="P6"><text:line-break/></text:p>
      <text:p text:style-name="P6"/>
      <text:p text:style-name="P6"/>
      <text:p text:style-name="P6"/>
      <text:p text:style-name="P6"><text:soft-page-break/>5) Faça um programa em Python que lê uma String e converte para Inteiro e depois para Float.</text:p>
      <text:p text:style-name="P6"/>
      <text:p text:style-name="P6">print('Converta uma String para Inteiro e depois para Float')</text:p>
      <text:p text:style-name="P6"/>
      <text:p text:style-name="P6">s = input('Digite um valor inteiro: ') </text:p>
      <text:p text:style-name="P6">print(type(s))</text:p>
      <text:p text:style-name="P6"/>
      <text:p text:style-name="P6">i = int(s)</text:p>
      <text:p text:style-name="P6">print(i)</text:p>
      <text:p text:style-name="P6">print(type(i))</text:p>
      <text:p text:style-name="P6"/>
      <text:p text:style-name="P6">f = float(s)</text:p>
      <text:p text:style-name="P6">print(f)</text:p>
      <text:p text:style-name="P6">print(type(f))</text:p>
      <text:p text:style-name="P6"/>
      <text:p text:style-name="P6">6) Faça um programa em Python que lê um float e capa a parte decimal. Imprimir na tela sem os recursos dos marcadores.</text:p>
      <text:p text:style-name="P2"/>
      <text:p text:style-name="P2">print('Encontre a parte inteira do número decimal digitado')</text:p>
      <text:p text:style-name="P2"/>
      <text:p text:style-name="P2">n = float(input('Digite um número com casas decimais: '))</text:p>
      <text:p text:style-name="P2"/>
      <text:p text:style-name="P2">if (n &gt; 0 and n &lt; 10):</text:p>
      <text:p text:style-name="P2"><text:s text:c="4"/>op = n-(((n*10)%10)/10)</text:p>
      <text:p text:style-name="P2"><text:s text:c="4"/>print(int(op))</text:p>
      <text:p text:style-name="P2">elif (n &gt;= 10 and n &lt; 100):</text:p>
      <text:p text:style-name="P2"><text:s text:c="4"/>op = n-(((n*100)%100)/100)</text:p>
      <text:p text:style-name="P2"><text:s text:c="4"/>print(int(op))</text:p>
      <text:p text:style-name="P2">elif (n &gt;= 100 and n &lt; 1000):</text:p>
      <text:p text:style-name="P2"><text:s text:c="4"/>op = n-(((n*1000)%1000)/1000)</text:p>
      <text:p text:style-name="P2"><text:s text:c="4"/>print(int(op))</text:p>
      <text:p text:style-name="P2">elif (n &gt;= 1000 and n &lt; 10000):</text:p>
      <text:p text:style-name="P2"><text:s text:c="4"/>op = n-(((n*10000)%10000)/10000)</text:p>
      <text:p text:style-name="P2"><text:s text:c="4"/>print(int(op))</text:p>
      <text:p text:style-name="P2">elif (n &gt;= 10000 and n &lt; 100000):</text:p>
      <text:p text:style-name="P2"><text:s text:c="4"/>op = n-(((n*100000)%100000)/100000)</text:p>
      <text:p text:style-name="P2"><text:s text:c="4"/>print(int(op))</text:p>
      <text:p text:style-name="P2">else: </text:p>
      <text:p text:style-name="P2"><text:s text:c="4"/>print('Número maior que 100000')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) Faça um programa em Python que lê um float e capa a parte inteira. Imprimir na tela sem os recursos dos marcadores.</text:p>
      <text:p text:style-name="P7"/>
      <text:p text:style-name="P7">print('Encontre a parte decimal do número digitado')</text:p>
      <text:p text:style-name="P7"/>
      <text:p text:style-name="P7">n = float(input('Digite um número com casas decimais: '))</text:p>
      <text:p text:style-name="P7"/>
      <text:p text:style-name="P7">if (n &gt; 0 and n &lt; 10):</text:p>
      <text:p text:style-name="P7"><text:s text:c="4"/>op = (((n*10)%10)/10)</text:p>
      <text:p text:style-name="P7"><text:s text:c="4"/>print(float(op))</text:p>
      <text:p text:style-name="P7">elif (n &gt;= 10 and n &lt; 100):</text:p>
      <text:p text:style-name="P7"><text:s text:c="4"/>op = (((n*100)%100)/100)</text:p>
      <text:p text:style-name="P7"><text:s text:c="4"/>print(float(op))</text:p>
      <text:p text:style-name="P7">elif (n &gt;= 100 and n &lt; 1000):</text:p>
      <text:p text:style-name="P7"><text:s text:c="4"/>op = (((n*1000)%1000)/1000)</text:p>
      <text:p text:style-name="P7"><text:s text:c="4"/>print(float(op))</text:p>
      <text:p text:style-name="P7">elif (n &gt;= 1000 and n &lt; 10000):</text:p>
      <text:p text:style-name="P7"><text:s text:c="4"/>op = (((n*10000)%10000)/10000)</text:p>
      <text:p text:style-name="P7"><text:s text:c="4"/>print(float(op))</text:p>
      <text:p text:style-name="P7">elif (n &gt;= 10000 and n &lt; 100000):</text:p>
      <text:p text:style-name="P7"><text:s text:c="4"/>op = (((n*100000)%100000)/100000)</text:p>
      <text:p text:style-name="P7"><text:s text:c="4"/>print(float(op))</text:p>
      <text:p text:style-name="P7">else: </text:p>
      <text:p text:style-name="P7"><text:s text:c="4"/>print('Número maior que 100000')</text:p>
      <text:p text:style-name="P7"/>
      <text:p text:style-name="P2">8) Faça um programa em Python que lê um ponto flutante e o arredonda para mais o<text:span text:style-name="T2">u</text:span> para menos. Pesquisar um recurso em Python que possa ajudar ou implementar um algoritmo.</text:p>
      <text:p text:style-name="P1"/>
      <text:p text:style-name="P1">'Foi utilizado nessa questão, a função round, que recebe como parâmetros'</text:p>
      <text:p text:style-name="P1">'um número decimal e quantidade de casas para arredondamento'</text:p>
      <text:p text:style-name="P1"/>
      <text:p text:style-name="P1">print('Encontre o arredondamento para duas casas decimais')</text:p>
      <text:p text:style-name="P1"/>
      <text:p text:style-name="P1">n = float(input('Digite um número com casas decimais: '))</text:p>
      <text:p text:style-name="P1"/>
      <text:p text:style-name="P1">print(round(n, 2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0:06:21.826195891</meta:creation-date>
    <dc:date>2019-03-09T15:50:11.075923658</dc:date>
    <meta:editing-duration>PT51M1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4" meta:paragraph-count="105" meta:word-count="663" meta:character-count="4241" meta:non-whitespace-character-count="3558"/>
  </office:meta>
</office:document-meta>
</file>